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580000001FED1EC38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/>
    <style:font-face style:name="arial" svg:font-family="arial"/>
    <style:font-face style:name="Arial" svg:font-family="Arial" style:font-family-generic="swiss"/>
    <style:font-face style:name="arial1" svg:font-family="arial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8pt" style:text-underline-style="none" officeooo:rsid="0029db42" officeooo:paragraph-rsid="0029db42" style:font-size-asian="8pt" style:font-size-complex="8pt"/>
    </style:style>
    <style:style style:name="P2" style:family="paragraph" style:parent-style-name="Footer">
      <style:text-properties fo:font-size="10pt" style:font-size-asian="10pt" style:font-size-complex="10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officeooo:rsid="000a5803" officeooo:paragraph-rsid="00228a4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2pt" officeooo:rsid="000a5803" officeooo:paragraph-rsid="00228a4d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size="12pt" officeooo:rsid="000a5803" officeooo:paragraph-rsid="0029db42" style:font-size-asian="12pt" style:font-size-complex="12pt"/>
    </style:style>
    <style:style style:name="P6" style:family="paragraph" style:parent-style-name="Standard">
      <style:paragraph-properties fo:line-height="150%"/>
      <style:text-properties officeooo:paragraph-rsid="0036a09e"/>
    </style:style>
    <style:style style:name="P7" style:family="paragraph" style:parent-style-name="Standard">
      <style:paragraph-properties fo:line-height="150%"/>
      <style:text-properties officeooo:paragraph-rsid="00390f0c"/>
    </style:style>
    <style:style style:name="P8" style:family="paragraph" style:parent-style-name="Standard">
      <style:paragraph-properties fo:line-height="150%"/>
      <style:text-properties officeooo:rsid="0036cfcb" officeooo:paragraph-rsid="00390f0c"/>
    </style:style>
    <style:style style:name="P9" style:family="paragraph" style:parent-style-name="Standard">
      <style:paragraph-properties fo:line-height="150%"/>
      <style:text-properties officeooo:rsid="0036cfcb" officeooo:paragraph-rsid="003e1577"/>
    </style:style>
    <style:style style:name="P10" style:family="paragraph" style:parent-style-name="Standard">
      <style:paragraph-properties fo:line-height="150%"/>
      <style:text-properties officeooo:rsid="00390f0c" officeooo:paragraph-rsid="00390f0c"/>
    </style:style>
    <style:style style:name="P11" style:family="paragraph" style:parent-style-name="Standard">
      <style:paragraph-properties fo:line-height="150%"/>
      <style:text-properties officeooo:rsid="0039db8a" officeooo:paragraph-rsid="0036a09e"/>
    </style:style>
    <style:style style:name="P12" style:family="paragraph" style:parent-style-name="Standard">
      <style:paragraph-properties fo:line-height="150%"/>
      <style:text-properties officeooo:rsid="0034e3db" officeooo:paragraph-rsid="003f9ffb"/>
    </style:style>
    <style:style style:name="P13" style:family="paragraph" style:parent-style-name="Text_20_body">
      <style:text-properties style:font-name="arial1" fo:font-size="12pt" fo:font-style="normal" style:text-underline-style="none" fo:font-weight="normal" officeooo:rsid="008aa58f" officeooo:paragraph-rsid="0029db42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Heading_20_1">
      <style:paragraph-properties fo:line-height="150%" fo:text-align="justify" style:justify-single-word="false"/>
      <style:text-properties officeooo:rsid="0034244b" officeooo:paragraph-rsid="0034244b"/>
    </style:style>
    <style:style style:name="P15" style:family="paragraph" style:parent-style-name="Heading_20_1">
      <style:paragraph-properties fo:line-height="150%" fo:text-align="justify" style:justify-single-word="false"/>
      <style:text-properties style:font-name="arial1" fo:font-size="12pt" fo:font-style="normal" style:text-underline-style="none" fo:font-weight="normal" officeooo:rsid="008f7039" officeooo:paragraph-rsid="00228a4d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228a4d"/>
    </style:style>
    <style:style style:name="T2" style:family="text">
      <style:text-properties officeooo:rsid="0029db42"/>
    </style:style>
    <style:style style:name="T3" style:family="text">
      <style:text-properties officeooo:rsid="008d05e3"/>
    </style:style>
    <style:style style:name="T4" style:family="text">
      <style:text-properties officeooo:rsid="000c24b8"/>
    </style:style>
    <style:style style:name="T5" style:family="text">
      <style:text-properties officeooo:rsid="002a4978"/>
    </style:style>
    <style:style style:name="T6" style:family="text">
      <style:text-properties officeooo:rsid="005b5e4d"/>
    </style:style>
    <style:style style:name="T7" style:family="text">
      <style:text-properties officeooo:rsid="004e6d1a"/>
    </style:style>
    <style:style style:name="T8" style:family="text">
      <style:text-properties style:font-name="Arial" fo:font-size="12pt" officeooo:rsid="00228a4d" style:font-size-asian="12pt" style:font-size-complex="12pt"/>
    </style:style>
    <style:style style:name="T9" style:family="text">
      <style:text-properties style:font-name="Arial" fo:font-size="12pt" officeooo:rsid="000c24b8" style:font-size-asian="12pt" style:font-size-complex="12pt"/>
    </style:style>
    <style:style style:name="T10" style:family="text">
      <style:text-properties style:font-name="Arial" fo:font-size="12pt" officeooo:rsid="001fe16f" style:font-size-asian="12pt" style:font-size-complex="12pt"/>
    </style:style>
    <style:style style:name="T11" style:family="text">
      <style:text-properties style:font-name="Arial" fo:font-size="12pt" officeooo:rsid="001e8113" style:font-size-asian="12pt" style:font-size-complex="12pt"/>
    </style:style>
    <style:style style:name="T12" style:family="text">
      <style:text-properties style:font-name="Arial" fo:font-size="12pt" officeooo:rsid="00279e65" style:font-size-asian="12pt" style:font-size-complex="12pt"/>
    </style:style>
    <style:style style:name="T13" style:family="text">
      <style:text-properties style:font-name="Arial" fo:font-size="12pt" officeooo:rsid="005ce90c" style:font-size-asian="12pt" style:font-size-complex="12pt"/>
    </style:style>
    <style:style style:name="T14" style:family="text">
      <style:text-properties style:font-name="Arial" fo:font-size="12pt" officeooo:rsid="005eb991" style:font-size-asian="12pt" style:font-size-complex="12pt"/>
    </style:style>
    <style:style style:name="T15" style:family="text">
      <style:text-properties style:font-name="Arial" fo:font-size="12pt" officeooo:rsid="00177cbd" style:font-size-asian="12pt" style:font-size-complex="12pt"/>
    </style:style>
    <style:style style:name="T16" style:family="text">
      <style:text-properties officeooo:rsid="008b3675"/>
    </style:style>
    <style:style style:name="T17" style:family="text">
      <style:text-properties officeooo:rsid="003287a0"/>
    </style:style>
    <style:style style:name="T18" style:family="text">
      <style:text-properties officeooo:rsid="0036a09e"/>
    </style:style>
    <style:style style:name="T19" style:family="text">
      <style:text-properties officeooo:rsid="0036cfcb"/>
    </style:style>
    <style:style style:name="T20" style:family="text">
      <style:text-properties officeooo:rsid="00390f0c"/>
    </style:style>
    <style:style style:name="T21" style:family="text">
      <style:text-properties officeooo:rsid="0039db8a"/>
    </style:style>
    <style:style style:name="T22" style:family="text">
      <style:text-properties officeooo:rsid="003a8e54"/>
    </style:style>
    <style:style style:name="T23" style:family="text">
      <style:text-properties officeooo:rsid="003be47f"/>
    </style:style>
    <style:style style:name="T24" style:family="text">
      <style:text-properties officeooo:rsid="003db51a"/>
    </style:style>
    <style:style style:name="T25" style:family="text">
      <style:text-properties officeooo:rsid="003e1577"/>
    </style:style>
    <style:style style:name="T26" style:family="text">
      <style:text-properties officeooo:rsid="003f9ffb"/>
    </style:style>
    <style:style style:name="T27" style:family="text">
      <style:text-properties officeooo:rsid="003fb3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Echtes, permanentes, menschliches Leben</text:h>
      <text:p text:style-name="P12">Was bedeutet „<text:span text:style-name="T24">echtes, permanentes, menschliches Leben“</text:span>? <text:span text:style-name="T24">Diese Idee ist </text:span>eng mit <text:span text:style-name="T23">den</text:span> gesellschaftlichen und natürlichen Gegebenheiten verknüpft <text:span text:style-name="T21">in denen sich diese</text:span><text:span text:style-name="T27">s</text:span><text:span text:style-name="T23"> </text:span><text:span text:style-name="T21">entfalten kann</text:span>. Kann es dafür einen allgemein gültigen Begriff geben? Nein, <text:span text:style-name="T26">e</text:span><text:span text:style-name="T23">s kann lediglich </text:span><text:span text:style-name="T26">in einem demokratischen Prozess </text:span><text:span text:style-name="T23">darüber diskutiert </text:span><text:span text:style-name="T26">und entschieden </text:span><text:span text:style-name="T23">werden.</text:span></text:p>
      <text:p text:style-name="P11"/>
      <text:p text:style-name="P6"><text:span text:style-name="T21">Zuerst muss, u</text:span><text:span text:style-name="T18">m sich mit der Wirklichkeit über den zeitnahen </text:span><text:span text:style-name="T23">Raum </text:span><text:span text:style-name="T18">hin</text:span><text:span text:style-name="T23">aus </text:span><text:span text:style-name="T18">zu beschäftigen </text:span><text:span text:style-name="T23">der Raum für Gedanken außerhalb des Überlebens ermöglicht werden</text:span><text:span text:style-name="T18">. Wer für morgen nichts zum Essen im Kühlschrank hat oder nicht weiß wo er nächste </text:span><text:span text:style-name="T21">Nacht </text:span><text:span text:style-name="T18">ein Dach findet hat </text:span><text:span text:style-name="T21">zwar </text:span><text:span text:style-name="T18">nicht wirklich große Auswirkungen auf seine Umwelt, </text:span><text:span text:style-name="T21">aber </text:span><text:span text:style-name="T23">wird sich eben immer mit </text:span><text:span text:style-name="T26">anderen vergleichen und </text:span><text:span text:style-name="T23">fragen, ob dies echtes Leben ist</text:span><text:span text:style-name="T18">. Diese existenzielle Grundanforderung nach einem Ort zum Leben, etwas zu Essen und Trinken sind der erste Schritt, um in Freiheit zu leben und Teil </text:span><text:span text:style-name="T26">einer demokratischen </text:span><text:span text:style-name="T18">Gesellschaft zu sein. </text:span><text:span text:style-name="T26">W</text:span><text:span text:style-name="T18">eiter gedacht stellt sich die Frage nach der Möglichkeit </text:span><text:span text:style-name="T26">um </text:span><text:span text:style-name="T18">am sozialen Leben teil zu haben, was aber schon um einiges </text:span><text:span text:style-name="T21">subjektiver</text:span><text:span text:style-name="T18"> </text:span><text:span text:style-name="T21">ist</text:span><text:span text:style-name="T18">. </text:span><text:span text:style-name="T19">Beides könnte zum Beispiel mit dem Bedingungslosen Grundeinkommen ermöglicht werden.</text:span></text:p>
      <text:p text:style-name="P9">Die existenzielle Grundversorgung geht in einer modernen Gesellschaft mit den Grund<text:span text:style-name="T26">-</text:span> bzw. Menschenrechten einher, <text:span text:style-name="T21">welche dies auf politischer Ebene sichern soll</text:span>. Ohne dem Recht auf freie Meinungsäußerung <text:span text:style-name="T21">können existenziel</text:span><text:span text:style-name="T23">l</text:span><text:span text:style-name="T21">e Sicherungen verloren gehen, </text:span><text:span text:style-name="T26">keinen gesamtgesellschaftlich representativen Anspruch erheben </text:span><text:span text:style-name="T21">oder sich nicht </text:span><text:span text:style-name="T23">den veränderten Verhältnissen </text:span><text:span text:style-name="T21">anpassen</text:span>. Welche Rechte einem zustehen hängt von der gesellschaftlichen Ordnung und den <text:span text:style-name="T21">existenten </text:span>Werten ab <text:span text:style-name="T25">- z</text:span><text:span text:style-name="T21">um Beispiel, ob das </text:span>Individuum im Mittelpunkt <text:span text:style-name="T21">steht </text:span>oder der einzelne Mensch –<text:span text:style-name="T25"> und ist somit immer im Wandel </text:span><text:span text:style-name="T26">und von Kultur zu Kultur unterschiedlich ausgeprägt</text:span>.</text:p>
      <text:p text:style-name="P8">Wie die existenzielle Grundversorgung und die Grundrechte umgesetzt werden sollen muss <text:span text:style-name="T25">daher </text:span>immer wieder diskutiert und an die Zeit angepasst werden. Beides sind Grundlagen einer demokratischen Gesellschaft, in der die Rechte der BürgerInnen und der Bürger gegenüber dem Staat gewahrt werden müssen <text:span text:style-name="T22">und ermöglichen auch über den eigenen zeitlichen </text:span><text:span text:style-name="T25">und räumlichen </text:span><text:span text:style-name="T22">Horizont hinaus echtes </text:span><text:span text:style-name="T22">Leben.</text:span></text:p>
      <text:p text:style-name="P10"/>
      <text:p text:style-name="P7"><text:soft-page-break/><text:span text:style-name="T23">Für mich persönlich sind Grundversorgung und Grundrechte die wichtigsten Eckpfeiler einer freien, </text:span><text:span text:style-name="T26">demokratischen </text:span><text:span text:style-name="T23">Gesellschaft und haben auch einen starken Drang zur Allgemeingültigkeit, ohne diese für sich in Anspruch nehmen zu können oder zu müssen</text:span><text:span text:style-name="T20">. </text:span><text:span text:style-name="T26">Denn: O</text:span><text:span text:style-name="T25">b</text:span><text:span text:style-name="T20"> und wie die </text:span><text:span text:style-name="T22">F</text:span><text:span text:style-name="T20">reiheiten genutzt werden, </text:span><text:span text:style-name="T22">ist jeder und jedem selbst überlassen</text:span><text:span text:style-name="T20">. </text:span></text:p>
      <text:h text:style-name="Heading_20_1" text:outline-level="1">Literaturverzeichnis</text:h>
      <text:p text:style-name="P13"><text:span text:style-name="T17">Jonas</text:span>, <text:span text:style-name="T17">Hans</text:span>: <text:span text:style-name="T17">Das Prinzip Verantwortung</text:span>, <text:span text:style-name="T17">1979</text:span><text:span text:style-name="T16">. </text:span><text:span text:style-name="T17">Suhrkamp Taschenbuch Verlag</text:span></text:p>
      <text:h text:style-name="Heading_20_1" text:outline-level="1">Details</text:h>
      <text:p text:style-name="P3"><text:span text:style-name="T8">Autor: </text:span><text:span text:style-name="T9">Stefan Kasberger, </text:span><text:span text:style-name="T10">Matr</text:span><text:span text:style-name="T8">ikelnummer</text:span><text:span text:style-name="T9"> </text:span><text:span text:style-name="T11">#1011416, </text:span><text:a xlink:type="simple" xlink:href="mailto:stefan.kasberger@edu.uni-graz.at"><text:span text:style-name="T11">stefan.kasberger@edu.uni-graz.at</text:span></text:a><text:span text:style-name="T11"> <text:s text:c="2"/></text:span></text:p>
      <text:p text:style-name="P4"><text:span text:style-name="T1">Datum: </text:span><text:span text:style-name="T17">12</text:span><text:span text:style-name="T5">. </text:span><text:span text:style-name="T2">Dezember 2013 </text:span><text:span text:style-name="T4">in </text:span><text:span text:style-name="T2">Graz</text:span></text:p>
      <text:p text:style-name="P5"><text:span text:style-name="T4">Aufgabe</text:span><text:span text:style-name="T1">nstellung</text:span><text:span text:style-name="T4">: <text:s/>Eine Seite </text:span><text:span text:style-name="T2">zu </text:span><text:span text:style-name="T7">„</text:span><text:span text:style-name="T17">Das Prinzip Verantwortung</text:span><text:span text:style-name="T7">“ </text:span><text:span text:style-name="T6">von </text:span><text:span text:style-name="T17">Hans Jonas</text:span><text:span text:style-name="T3">.</text:span></text:p>
      <text:p text:style-name="P3"><text:span text:style-name="T12">GitHub: </text:span><text:a xlink:type="simple" xlink:href="https://github.com/skasberger/vo-einfuehrung-technikphilosophie"><text:span text:style-name="T13">https://github.com/skasberger/vo-einfuehrung-technikphilosophie</text:span></text:a></text:p>
      <text:p text:style-name="P3"><text:span text:style-name="T8">Web: </text:span><text:a xlink:type="simple" xlink:href="http://openscienceasap.org/"><text:span text:style-name="T14">openscienceasap.org</text:span></text:a><text:span text:style-name="T12"> </text:span></text:p>
      <text:p text:style-name="P3"><text:span text:style-name="T8">Lizenz: </text:span><text:a xlink:type="simple" xlink:href="https://creativecommons.org/licenses/by/3.0/at/"><text:span text:style-name="T15">Creative Commons CC by AT 3.0</text:span></text:a></text:p>
      <text:h text:style-name="P1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/>
    <style:font-face style:name="arial" svg:font-family="arial"/>
    <style:font-face style:name="Arial" svg:font-family="Arial" style:font-family-generic="swiss"/>
    <style:font-face style:name="arial1" svg:font-family="arial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rial" style:family="paragraph" style:parent-style-name="Standard">
      <style:paragraph-properties fo:line-height="150%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8pt" style:text-underline-style="none" officeooo:rsid="0029db42" officeooo:paragraph-rsid="0029db42" style:font-size-asian="8pt" style:font-size-complex="8pt"/>
    </style:style>
    <style:style style:name="MP2" style:family="paragraph" style:parent-style-name="Footer">
      <style:text-properties fo:font-size="10pt" style:font-size-asian="10pt" style:font-size-complex="10pt"/>
    </style:style>
    <style:style style:name="MT1" style:family="text">
      <style:text-properties officeooo:rsid="00228a4d"/>
    </style:style>
    <style:style style:name="MT2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.004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31pt solid #000000" fo:border-left="none" fo:border-right="none" fo:padding="0.051cm" style:shadow="none"/>
      </style:header-style>
      <style:footer-style>
        <style:header-footer-properties svg:height="1.503cm" fo:margin-left="0cm" fo:margin-right="0cm" fo:margin-top="0.499cm" fo:border-top="0.31pt solid #000000" fo:border-bottom="none" fo:border-left="none" fo:border-right="none" fo:padding="0.051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ext:p text:style-name="MP1">VO Einführung in die Technikphilosophie</text:p>
        <text:p text:style-name="MP1">Günter Getzinger</text:p>
        <text:p text:style-name="MP1">WS 2013/14</text:p>
      </style:header>
      <style:footer>
        <text:p text:style-name="MP2"><draw:a xlink:type="simple" xlink:href="http://creativecommons.org/licenses/by/3.0/at/" office:target-frame-name="_blank" xlink:show="new"><draw:frame draw:style-name="Mfr1" draw:name="graphics2" text:anchor-type="paragraph" svg:x="14.855cm" svg:y="0.041cm" svg:width="2.124cm" svg:height="0.748cm" draw:z-index="1"><draw:image xlink:href="Pictures/10000201000000580000001FED1EC38A.png" xlink:type="simple" xlink:show="embed" xlink:actuate="onLoad"/></draw:frame></draw:a><text:span text:style-name="MT1">Stefan Kasberger, #1011416,</text:span> <text:date style:data-style-name="N106" text:date-value="2013-12-03T18:42:49" text:fixed="true">2013</text:date></text:p>
        <text:p text:style-name="MP2"><text:a xlink:type="simple" xlink:href="mailto:stefan.kasberger@edu.uni-graz.at">stefan.kasberger@edu.uni-graz.at</text:a> <text:s text:c="94"/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3T18:44:25</meta:creation-date>
    <meta:editing-duration>PT5H26M11S</meta:editing-duration>
    <meta:editing-cycles>22</meta:editing-cycles>
    <meta:generator>LibreOffice/4.0.1.2$Linux_X86_64 LibreOffice_project/84102822e3d61eb989ddd325abf1ac077904985</meta:generator>
    <dc:title>Bericht</dc:title>
    <dc:date>2013-12-16T15:40:03</dc:date>
    <dc:creator>Stefan Kasberger</dc:creator>
    <meta:document-statistic meta:table-count="0" meta:image-count="1" meta:object-count="0" meta:page-count="2" meta:paragraph-count="20" meta:word-count="421" meta:character-count="3204" meta:non-whitespace-character-count="2701"/>
  </office:meta>
</office:document-meta>
</file>